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D0000013EF0706DE0.jpg"/>
  <manifest:file-entry manifest:media-type="image/jpeg" manifest:full-path="Pictures/100000000000019200000192A250D7F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 style:master-page-name="Standard">
      <style:paragraph-properties fo:line-height="150%" fo:text-align="center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4pt" fo:language="ca" fo:country="ES" style:text-underline-style="none" fo:font-weight="bold" style:font-size-asian="14pt" style:font-weight-asian="bold" style:font-size-complex="14pt" style:language-complex="ar" style:country-complex="SA" style:font-weight-complex="bold"/>
    </style:style>
    <style:style style:name="P14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15" style:family="paragraph" style:parent-style-name="Text_20_body" style:list-style-name="L2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italic" style:text-underline-style="none" fo:font-weight="normal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P17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normal" style:text-underline-style="none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18" style:family="paragraph" style:parent-style-name="Text_20_body" style:list-style-name="L3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normal" style:text-underline-style="none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08 Aplicacions web UF5: HTML i fulles d'estil: Introducció a la programació en PHP (examen 1)</text:p>
      <text:p text:style-name="P14">Implementa un formulari HTML (<text:span text:style-name="T5">indexexamen1.html</text:span>) <text:s/><text:span text:style-name="T6">(1 punt) </text:span>amb els elements següents:</text:p>
      <text:list xml:id="list30625627" text:style-name="L2">
        <text:list-item>
          <text:p text:style-name="P15">Nom d'usuari i contrasenya <text:span text:style-name="T6">(1 punt)</text:span></text:p>
        </text:list-item>
        <text:list-item>
          <text:p text:style-name="P15">Desplegable “rol” amb els valors següents : “nan”, “elf”, “mag” <text:span text:style-name="T6">(1 punt)</text:span></text:p>
        </text:list-item>
        <text:list-item>
          <text:p text:style-name="P15">Desplegable “força” valors del 0 al 1000.<text:span text:style-name="T6">(1 punts)</text:span></text:p>
        </text:list-item>
        <text:list-item>
          <text:p text:style-name="P15">Desplegable “destresa” amb valors del 0 al 1000.</text:p>
        </text:list-item>
        <text:list-item>
          <text:p text:style-name="P15">Botó per a trametre el formulari via GET.</text:p>
        </text:list-item>
      </text:list>
      <text:p text:style-name="P16">Assegura't que es tracti d'un document HTML correcte. <text:span text:style-name="T6">(0.75 punt)</text:span></text:p>
      <text:p text:style-name="P16"/>
      <text:p text:style-name="P17">En el moment que el formulari s'hagi tramès un fitxer “<text:span text:style-name="T5">valida.php</text:span>” ha d'obtenir les dades (1 punt) i fer el següent:</text:p>
      <text:list xml:id="list30680447" text:style-name="L3">
        <text:list-item>
          <text:p text:style-name="P18">Si usuari “elf”, contrasenya “elf” i rol “elf” --&gt; redirigir a elf.php?forca=*&amp;destresa=* (0.75 * 3 punts = 2.25)</text:p>
        </text:list-item>
        <text:list-item>
          <text:p text:style-name="P18">Si usuari “nan”, contrasenya “nan” i rol “nan” --&gt; redirigir a nan.php?forca=*&amp;destresa=*</text:p>
        </text:list-item>
        <text:list-item>
          <text:p text:style-name="P18">Si usuari “mag”, contrasenya “mag” i rol “mag” --&gt; redirigir a mag.php?forca=*&amp;destresa=*</text:p>
        </text:list-item>
      </text:list>
      <text:p text:style-name="P17">Els fitxers elf.php , nan.php i mag.php han de mostrar per pantalla els valors de força i destresa (2 punts).</text:p>
      <text:p text:style-name="P17"/>
      <text:p text:style-name="P17"/>
      <text:p text:style-name="P16"><text:tab/></text:p>
      <text:p text:style-name="P16"/>
      <text:p text:style-name="P16"/>
      <text:p text:style-name="P14"/>
      <text:p text:style-name="P14"/>
      <text:p text:style-name="P14"><text:span text:style-name="T4"/></text:p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3.969cm" style:rel-column-width="15288*"/>
    </style:style>
    <style:style style:name="Taula2.B" style:family="table-column">
      <style:table-column-properties style:column-width="11.525cm" style:rel-column-width="44396*"/>
    </style:style>
    <style:style style:name="Taula2.C" style:family="table-column">
      <style:table-column-properties style:column-width="1.519cm" style:rel-column-width="5851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style:keep-together="true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style:keep-together="false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style:keep-together="false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style:keep-together="false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style:keep-together="false"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style:keep-together="false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style:keep-together="false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style:keep-together="false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1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5</text:p></table:table-cell><table:table-cell table:style-name="Taula3.A2" office:value-type="string"><text:p text:style-name="MP4">Data: 14/05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Intro a la programació en PHP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ExamenM08UF5PHP1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1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dc:title>TÍTOL DEL DOCUMENT (Fitxer/Propietats/Descripció)</dc:title>
    <meta:initial-creator>usuari</meta:initial-creator>
    <meta:creation-date>2006-06-15T15:14:00</meta:creation-date>
    <dc:date>2014-05-13T10:56:50.03</dc:date>
    <meta:print-date>2007-03-02T17:20:29</meta:print-date>
    <dc:language>es-ES</dc:language>
    <meta:editing-cycles>208</meta:editing-cycles>
    <meta:editing-duration>PT20H3M37S</meta:editing-duration>
    <dc:creator>Escola Arrels II </dc:creator>
    <meta:document-statistic meta:table-count="6" meta:image-count="5" meta:object-count="0" meta:page-count="1" meta:paragraph-count="37" meta:word-count="224" meta:character-count="1330" meta:non-whitespace-character-count="1142"/>
    <meta:user-defined meta:name="Info 1"/>
    <meta:user-defined meta:name="Info 2"/>
    <meta:user-defined meta:name="Info 3"/>
    <meta:user-defined meta:name="Info 4"/>
  </office:meta>
</office:document-meta>
</file>